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159881416775737762"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9031779521577558627"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282109956365869281"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366171214648831801"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674610579463496214" text:style-name="L5">
        <text:list-item>
          <text:list>
            <text:list-header>
              <text:p text:style-name="P115">0.75 mile splits: 9:06, 9:24, 8:13</text:p>
              <text:p text:style-name="P11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907899398643303737"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236979880886934365"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2549984931471482743"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6610671" text:continue-list="list6236979880886934365"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614562961254911128"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90626"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600261"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604696" text:continue-numbering="true" text:style-name="L9">
        <text:list-item>
          <text:list>
            <text:list-header>
              <text:p text:style-name="P118">Warm down: <text:span text:style-name="T2">0.25 mile jog home</text:span></text:p>
              <text:p text:style-name="P11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600283" text:continue-numbering="true" text:style-name="L9">
        <text:list-item>
          <text:list>
            <text:list-header>
              <text:p text:style-name="P119">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604170"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1 minute fast with a slow pace after each fast part.</text:p>
      <text:p text:style-name="P23">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p>
      <text:p text:style-name="P83"/>
      <text:p text:style-name="P83"/>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173894539927112580" text:style-name="L10">
        <text:list-item>
          <text:list>
            <text:list-header>
              <text:p text:style-name="P116">3.17 mile runs - 10 Greendale Cemetery loops, Total vertical ascent: 220 ft</text:p>
            </text:list-header>
          </text:list>
        </text:list-item>
      </text:list>
      <text:p text:style-name="P15"/>
      <text:p text:style-name="P16"><text:soft-page-break/>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19T16:37:56.49</dc:date>
    <dc:creator>James Lombardi</dc:creator>
    <meta:editing-duration>P9DT2H21M36S</meta:editing-duration>
    <meta:editing-cycles>774</meta:editing-cycles>
    <meta:generator>OpenOffice/4.1.2$Win32 OpenOffice.org_project/412m3$Build-9782</meta:generator>
    <meta:document-statistic meta:table-count="0" meta:image-count="2" meta:object-count="0" meta:page-count="85" meta:paragraph-count="2357" meta:word-count="26547" meta:character-count="135445"/>
  </office:meta>
</office:document-meta>
</file>